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.59mm"/>
    </style:style>
    <style:style style:name="co2" style:family="table-column">
      <style:table-column-properties fo:break-before="auto" style:column-width="48.44mm"/>
    </style:style>
    <style:style style:name="co3" style:family="table-column">
      <style:table-column-properties fo:break-before="auto" style:column-width="19.86mm"/>
    </style:style>
    <style:style style:name="co4" style:family="table-column">
      <style:table-column-properties fo:break-before="auto" style:column-width="78.51mm"/>
    </style:style>
    <style:style style:name="co5" style:family="table-column">
      <style:table-column-properties fo:break-before="auto" style:column-width="28.28mm"/>
    </style:style>
    <style:style style:name="co6" style:family="table-column">
      <style:table-column-properties fo:break-before="auto" style:column-width="247.5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fo:background-color="#6d9eeb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6d9ee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9cb9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9cb9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b6d7a8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5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Disciplina</text:p>
          </table:table-cell>
          <table:covered-table-cell/>
          <table:table-cell table:number-columns-repeated="62"/>
        </table:table-row>
        <table:table-row table:style-name="ro1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Carga horária</text:p>
          </table:table-cell>
          <table:table-cell/>
          <table:table-cell office:value-type="string" calcext:value-type="string">
            <text:p>insert into disciplina(nome, carga_horaria) values</text:p>
          </table:table-cell>
          <table:table-cell table:number-columns-repeated="60"/>
        </table:table-row>
        <table:table-row table:style-name="ro1">
          <table:table-cell table:style-name="ce3" office:value-type="string" calcext:value-type="string">
            <text:p>Banco de dados</text:p>
          </table:table-cell>
          <table:table-cell table:style-name="ce3" office:value-type="float" office:value="24" calcext:value-type="float">
            <text:p>24</text:p>
          </table:table-cell>
          <table:table-cell/>
          <table:table-cell table:formula="of:=&quot;('&quot;&amp;[.A3]&amp;&quot;',&quot;&amp;[.B3]&amp;&quot;)&quot;" office:value-type="string" office:string-value="('Banco de dados',24)" calcext:value-type="string">
            <text:p>('Banco de dados',24)</text:p>
          </table:table-cell>
          <table:table-cell table:formula="of:=[.$D$2]&amp;[.D3]" office:value-type="string" office:string-value="insert into disciplina(nome, carga_horaria) values('Banco de dados',24)" calcext:value-type="string">
            <text:p>insert into disciplina(nome, carga_horaria) values('Banco de dados',24)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Lógica de programação</text:p>
          </table:table-cell>
          <table:table-cell table:style-name="ce3" office:value-type="float" office:value="40" calcext:value-type="float">
            <text:p>40</text:p>
          </table:table-cell>
          <table:table-cell/>
          <table:table-cell table:formula="of:=&quot;('&quot;&amp;[.A4]&amp;&quot;',&quot;&amp;[.B4]&amp;&quot;)&quot;" office:value-type="string" office:string-value="('Lógica de programação',40)" calcext:value-type="string">
            <text:p>('Lógica de programação',40)</text:p>
          </table:table-cell>
          <table:table-cell table:formula="of:=[.$D$2]&amp;[.D4]" office:value-type="string" office:string-value="insert into disciplina(nome, carga_horaria) values('Lógica de programação',40)" calcext:value-type="string">
            <text:p>insert into disciplina(nome, carga_horaria) values('Lógica de programação',40)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Programação backend</text:p>
          </table:table-cell>
          <table:table-cell table:style-name="ce3" office:value-type="float" office:value="44" calcext:value-type="float">
            <text:p>44</text:p>
          </table:table-cell>
          <table:table-cell/>
          <table:table-cell table:formula="of:=&quot;('&quot;&amp;[.A5]&amp;&quot;',&quot;&amp;[.B5]&amp;&quot;)&quot;" office:value-type="string" office:string-value="('Programação backend',44)" calcext:value-type="string">
            <text:p>('Programação backend',44)</text:p>
          </table:table-cell>
          <table:table-cell table:formula="of:=[.$D$2]&amp;[.D5]" office:value-type="string" office:string-value="insert into disciplina(nome, carga_horaria) values('Programação backend',44)" calcext:value-type="string">
            <text:p>insert into disciplina(nome, carga_horaria) values('Programação backend',44)</text:p>
          </table:table-cell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1">
          <table:table-cell table:style-name="ce4" office:value-type="string" calcext:value-type="string" table:number-columns-spanned="2" table:number-rows-spanned="1">
            <text:p>Aluno</text:p>
          </table:table-cell>
          <table:covered-table-cell table:style-name="ce10"/>
          <table:table-cell/>
          <table:table-cell office:value-type="string" calcext:value-type="string">
            <text:p>insert into aluno (nome,email,turma) values</text:p>
          </table:table-cell>
          <table:table-cell table:number-columns-repeated="60"/>
        </table:table-row>
        <table:table-row table:style-name="ro1">
          <table:table-cell table:style-name="ce5" office:value-type="string" calcext:value-type="string">
            <text:p>Nome</text:p>
          </table:table-cell>
          <table:table-cell table:style-name="ce5" office:value-type="string" calcext:value-type="string">
            <text:p>Email</text:p>
          </table:table-cell>
          <table:table-cell table:style-name="ce5" office:value-type="string" calcext:value-type="string">
            <text:p>Turma</text:p>
          </table:table-cell>
          <table:table-cell/>
          <table:table-cell table:formula="of:=[.D7]" office:value-type="string" office:string-value="insert into aluno (nome,email,turma) values" calcext:value-type="string">
            <text:p>insert into aluno (nome,email,turma) values</text:p>
          </table:table-cell>
          <table:table-cell table:number-columns-repeated="59"/>
        </table:table-row>
        <table:table-row table:style-name="ro1">
          <table:table-cell table:style-name="ce6" office:value-type="string" calcext:value-type="string">
            <text:p>Ana Paula Silva</text:p>
          </table:table-cell>
          <table:table-cell table:style-name="ce6" office:value-type="string" calcext:value-type="string">
            <text:p>aps@residencia.com.br</text:p>
          </table:table-cell>
          <table:table-cell table:style-name="ce6" office:value-type="float" office:value="1" calcext:value-type="float">
            <text:p>1</text:p>
          </table:table-cell>
          <table:table-cell table:formula="of:=&quot;('&quot;&amp;[.A9]&amp;&quot;','&quot;&amp;[.B9]&amp;&quot;',&quot;&amp;[.C9]&amp;&quot;),&quot;" office:value-type="string" office:string-value="('Ana Paula Silva','aps@residencia.com.br',1)," calcext:value-type="string">
            <text:p>('Ana Paula Silva','aps@residencia.com.br',1),</text:p>
          </table:table-cell>
          <table:table-cell table:formula="of:=[.E8]&amp;[.D9]" office:value-type="string" office:string-value="insert into aluno (nome,email,turma) values('Ana Paula Silva','aps@residencia.com.br',1)," calcext:value-type="string">
            <text:p>insert into aluno (nome,email,turma) values('Ana Paula Silva','aps@residencia.com.br',1),</text:p>
          </table:table-cell>
          <table:table-cell table:number-columns-repeated="59"/>
        </table:table-row>
        <table:table-row table:style-name="ro1">
          <table:table-cell table:style-name="ce6" office:value-type="string" calcext:value-type="string">
            <text:p>João Souza</text:p>
          </table:table-cell>
          <table:table-cell table:style-name="ce6" office:value-type="string" calcext:value-type="string">
            <text:p>js@residencia.com.br</text:p>
          </table:table-cell>
          <table:table-cell table:style-name="ce6" office:value-type="float" office:value="1" calcext:value-type="float">
            <text:p>1</text:p>
          </table:table-cell>
          <table:table-cell table:formula="of:=&quot;('&quot;&amp;[.A10]&amp;&quot;','&quot;&amp;[.B10]&amp;&quot;',&quot;&amp;[.C10]&amp;&quot;),&quot;" office:value-type="string" office:string-value="('João Souza','js@residencia.com.br',1)," calcext:value-type="string">
            <text:p>('João Souza','js@residencia.com.br',1),</text:p>
          </table:table-cell>
          <table:table-cell table:formula="of:=[.E9]&amp;[.D10]" office:value-type="string" office:string-value="insert into aluno (nome,email,turma) values('Ana Paula Silva','aps@residencia.com.br',1),('João Souza','js@residencia.com.br',1)," calcext:value-type="string">
            <text:p>insert into aluno (nome,email,turma) values('Ana Paula Silva','aps@residencia.com.br',1),('João Souza','js@residencia.com.br',1),</text:p>
          </table:table-cell>
          <table:table-cell table:number-columns-repeated="59"/>
        </table:table-row>
        <table:table-row table:style-name="ro1">
          <table:table-cell table:style-name="ce6" office:value-type="string" calcext:value-type="string">
            <text:p>Maria Moreira</text:p>
          </table:table-cell>
          <table:table-cell table:style-name="ce6" office:value-type="string" calcext:value-type="string">
            <text:p>mm@residencia.com.br</text:p>
          </table:table-cell>
          <table:table-cell table:style-name="ce6" office:value-type="float" office:value="1" calcext:value-type="float">
            <text:p>1</text:p>
          </table:table-cell>
          <table:table-cell table:formula="of:=&quot;('&quot;&amp;[.A11]&amp;&quot;','&quot;&amp;[.B11]&amp;&quot;',&quot;&amp;[.C11]&amp;&quot;),&quot;" office:value-type="string" office:string-value="('Maria Moreira','mm@residencia.com.br',1)," calcext:value-type="string">
            <text:p>('Maria Moreira','mm@residencia.com.br',1),</text:p>
          </table:table-cell>
          <table:table-cell table:formula="of:=[.E10]&amp;[.D11]" office:value-type="string" office:string-value="insert into aluno (nome,email,turma) values('Ana Paula Silva','aps@residencia.com.br',1),('João Souza','js@residencia.com.br',1),('Maria Moreira','mm@residencia.com.br',1)," calcext:value-type="string">
            <text:p>insert into aluno (nome,email,turma) values('Ana Paula Silva','aps@residencia.com.br',1),('João Souza','js@residencia.com.br',1),('Maria Moreira','mm@residencia.com.br',1),</text:p>
          </table:table-cell>
          <table:table-cell table:number-columns-repeated="59"/>
        </table:table-row>
        <table:table-row table:style-name="ro1">
          <table:table-cell table:style-name="ce6" office:value-type="string" calcext:value-type="string">
            <text:p>Daiane Costa</text:p>
          </table:table-cell>
          <table:table-cell table:style-name="ce6" office:value-type="string" calcext:value-type="string">
            <text:p>dc@residencia.com.br</text:p>
          </table:table-cell>
          <table:table-cell table:style-name="ce6" office:value-type="float" office:value="2" calcext:value-type="float">
            <text:p>2</text:p>
          </table:table-cell>
          <table:table-cell table:formula="of:=&quot;('&quot;&amp;[.A12]&amp;&quot;','&quot;&amp;[.B12]&amp;&quot;',&quot;&amp;[.C12]&amp;&quot;),&quot;" office:value-type="string" office:string-value="('Daiane Costa','dc@residencia.com.br',2)," calcext:value-type="string">
            <text:p>('Daiane Costa','dc@residencia.com.br',2),</text:p>
          </table:table-cell>
          <table:table-cell table:formula="of:=[.E11]&amp;[.D12]" office:value-type="string" office:string-value="insert into aluno (nome,email,turma) values('Ana Paula Silva','aps@residencia.com.br',1),('João Souza','js@residencia.com.br',1),('Maria Moreira','mm@residencia.com.br',1),('Daiane Costa','dc@residencia.com.br',2)," calcext:value-type="string">
            <text:p>insert into aluno (nome,email,turma) values('Ana Paula Silva','aps@residencia.com.br',1),('João Souza','js@residencia.com.br',1),('Maria Moreira','mm@residencia.com.br',1),('Daiane Costa','dc@residencia.com.br',2),</text:p>
          </table:table-cell>
          <table:table-cell table:number-columns-repeated="59"/>
        </table:table-row>
        <table:table-row table:style-name="ro1">
          <table:table-cell table:style-name="ce6" office:value-type="string" calcext:value-type="string">
            <text:p>Guilherme Silva</text:p>
          </table:table-cell>
          <table:table-cell table:style-name="ce6" office:value-type="string" calcext:value-type="string">
            <text:p>gs@residencia.com.br</text:p>
          </table:table-cell>
          <table:table-cell table:style-name="ce6" office:value-type="float" office:value="1" calcext:value-type="float">
            <text:p>1</text:p>
          </table:table-cell>
          <table:table-cell table:formula="of:=&quot;('&quot;&amp;[.A13]&amp;&quot;','&quot;&amp;[.B13]&amp;&quot;',&quot;&amp;[.C13]&amp;&quot;),&quot;" office:value-type="string" office:string-value="('Guilherme Silva','gs@residencia.com.br',1)," calcext:value-type="string">
            <text:p>('Guilherme Silva','gs@residencia.com.br',1),</text:p>
          </table:table-cell>
          <table:table-cell table:formula="of:=[.E12]&amp;[.D13]" office:value-type="string" office:string-value="insert into aluno (nome,email,turma) values('Ana Paula Silva','aps@residencia.com.br',1),('João Souza','js@residencia.com.br',1),('Maria Moreira','mm@residencia.com.br',1),('Daiane Costa','dc@residencia.com.br',2),('Guilherme Silva','gs@residencia.com.br',1)," calcext:value-type="string">
            <text:p>insert into aluno (nome,email,turma) values('Ana Paula Silva','aps@residencia.com.br',1),('João Souza','js@residencia.com.br',1),('Maria Moreira','mm@residencia.com.br',1),('Daiane Costa','dc@residencia.com.br',2),('Guilherme Silva','gs@residencia.com.br',1),</text:p>
          </table:table-cell>
          <table:table-cell table:number-columns-repeated="59"/>
        </table:table-row>
        <table:table-row table:style-name="ro1">
          <table:table-cell table:style-name="ce6" office:value-type="string" calcext:value-type="string">
            <text:p>Júlia Almeida</text:p>
          </table:table-cell>
          <table:table-cell table:style-name="ce6" office:value-type="string" calcext:value-type="string">
            <text:p>ja@residencia.com.br</text:p>
          </table:table-cell>
          <table:table-cell table:style-name="ce6" office:value-type="float" office:value="2" calcext:value-type="float">
            <text:p>2</text:p>
          </table:table-cell>
          <table:table-cell table:formula="of:=&quot;('&quot;&amp;[.A14]&amp;&quot;','&quot;&amp;[.B14]&amp;&quot;',&quot;&amp;[.C14]&amp;&quot;),&quot;" office:value-type="string" office:string-value="('Júlia Almeida','ja@residencia.com.br',2)," calcext:value-type="string">
            <text:p>('Júlia Almeida','ja@residencia.com.br',2),</text:p>
          </table:table-cell>
          <table:table-cell table:formula="of:=[.E13]&amp;[.D14]" office:value-type="string" office:string-value="insert into aluno (nome,email,turma) values('Ana Paula Silva','aps@residencia.com.br',1),('João Souza','js@residencia.com.br',1),('Maria Moreira','mm@residencia.com.br',1),('Daiane Costa','dc@residencia.com.br',2),('Guilherme Silva','gs@residencia.com.br',1),('Júlia Almeida','ja@residencia.com.br',2)," calcext:value-type="string">
            <text:p>insert into aluno (nome,email,turma) values('Ana Paula Silva','aps@residencia.com.br',1),('João Souza','js@residencia.com.br',1),('Maria Moreira','mm@residencia.com.br',1),('Daiane Costa','dc@residencia.com.br',2),('Guilherme Silva','gs@residencia.com.br',1),('Júlia Almeida','ja@residencia.com.br',2),</text:p>
          </table:table-cell>
          <table:table-cell table:number-columns-repeated="59"/>
        </table:table-row>
        <table:table-row table:style-name="ro1">
          <table:table-cell table:style-name="ce6" office:value-type="string" calcext:value-type="string">
            <text:p>Diogo Andrade</text:p>
          </table:table-cell>
          <table:table-cell table:style-name="ce6" office:value-type="string" calcext:value-type="string">
            <text:p>da@residencia.com.br</text:p>
          </table:table-cell>
          <table:table-cell table:style-name="ce6" office:value-type="float" office:value="2" calcext:value-type="float">
            <text:p>2</text:p>
          </table:table-cell>
          <table:table-cell table:formula="of:=&quot;('&quot;&amp;[.A15]&amp;&quot;','&quot;&amp;[.B15]&amp;&quot;',&quot;&amp;[.C15]&amp;&quot;),&quot;" office:value-type="string" office:string-value="('Diogo Andrade','da@residencia.com.br',2)," calcext:value-type="string">
            <text:p>('Diogo Andrade','da@residencia.com.br',2),</text:p>
          </table:table-cell>
          <table:table-cell table:formula="of:=[.E14]&amp;[.D15]" office:value-type="string" office:string-value="insert into aluno (nome,email,turma) values('Ana Paula Silva','aps@residencia.com.br',1),('João Souza','js@residencia.com.br',1),('Maria Moreira','mm@residencia.com.br',1),('Daiane Costa','dc@residencia.com.br',2),('Guilherme Silva','gs@residencia.com.br',1),('Júlia Almeida','ja@residencia.com.br',2),('Diogo Andrade','da@residencia.com.br',2)," calcext:value-type="string">
            <text:p>insert into aluno (nome,email,turma) values('Ana Paula Silva','aps@residencia.com.br',1),('João Souza','js@residencia.com.br',1),('Maria Moreira','mm@residencia.com.br',1),('Daiane Costa','dc@residencia.com.br',2),('Guilherme Silva','gs@residencia.com.br',1),('Júlia Almeida','ja@residencia.com.br',2),('Diogo Andrade','da@residencia.com.br',2),</text:p>
          </table:table-cell>
          <table:table-cell table:number-columns-repeated="59"/>
        </table:table-row>
        <table:table-row table:style-name="ro1">
          <table:table-cell table:style-name="ce6" office:value-type="string" calcext:value-type="string">
            <text:p>Manuela Botelho</text:p>
          </table:table-cell>
          <table:table-cell table:style-name="ce6" office:value-type="string" calcext:value-type="string">
            <text:p>mb@gmail.com</text:p>
          </table:table-cell>
          <table:table-cell table:style-name="ce6" office:value-type="float" office:value="1" calcext:value-type="float">
            <text:p>1</text:p>
          </table:table-cell>
          <table:table-cell table:formula="of:=&quot;('&quot;&amp;[.A16]&amp;&quot;','&quot;&amp;[.B16]&amp;&quot;',&quot;&amp;[.C16]&amp;&quot;),&quot;" office:value-type="string" office:string-value="('Manuela Botelho','mb@gmail.com',1)," calcext:value-type="string">
            <text:p>('Manuela Botelho','mb@gmail.com',1),</text:p>
          </table:table-cell>
          <table:table-cell table:formula="of:=[.E15]&amp;[.D16]" office:value-type="string" office:string-value="insert into aluno (nome,email,turma) values('Ana Paula Silva','aps@residencia.com.br',1),('João Souza','js@residencia.com.br',1),('Maria Moreira','mm@residencia.com.br',1),('Daiane Costa','dc@residencia.com.br',2),('Guilherme Silva','gs@residencia.com.br',1),('Júlia Almeida','ja@residencia.com.br',2),('Diogo Andrade','da@residencia.com.br',2),('Manuela Botelho','mb@gmail.com',1)," calcext:value-type="string">
            <text:p>insert into aluno (nome,email,turma) values('Ana Paula Silva','aps@residencia.com.br',1),('João Souza','js@residencia.com.br',1),('Maria Moreira','mm@residencia.com.br',1),('Daiane Costa','dc@residencia.com.br',2),('Guilherme Silva','gs@residencia.com.br',1),('Júlia Almeida','ja@residencia.com.br',2),('Diogo Andrade','da@residencia.com.br',2),('Manuela Botelho','mb@gmail.com',1),</text:p>
          </table:table-cell>
          <table:table-cell table:number-columns-repeated="59"/>
        </table:table-row>
        <table:table-row table:style-name="ro1">
          <table:table-cell table:style-name="ce6" office:value-type="string" calcext:value-type="string">
            <text:p>Thiago Tavares</text:p>
          </table:table-cell>
          <table:table-cell table:style-name="ce6" office:value-type="string" calcext:value-type="string">
            <text:p>tt@residencia.com</text:p>
          </table:table-cell>
          <table:table-cell table:style-name="ce6" office:value-type="float" office:value="2" calcext:value-type="float">
            <text:p>2</text:p>
          </table:table-cell>
          <table:table-cell table:formula="of:=&quot;('&quot;&amp;[.A17]&amp;&quot;','&quot;&amp;[.B17]&amp;&quot;',&quot;&amp;[.C17]&amp;&quot;),&quot;" office:value-type="string" office:string-value="('Thiago Tavares','tt@residencia.com',2)," calcext:value-type="string">
            <text:p>('Thiago Tavares','tt@residencia.com',2),</text:p>
          </table:table-cell>
          <table:table-cell table:formula="of:=[.E16]&amp;[.D17]" office:value-type="string" office:string-value="insert into aluno (nome,email,turma) values('Ana Paula Silva','aps@residencia.com.br',1),('João Souza','js@residencia.com.br',1),('Maria Moreira','mm@residencia.com.br',1),('Daiane Costa','dc@residencia.com.br',2),('Guilherme Silva','gs@residencia.com.br',1),('Júlia Almeida','ja@residencia.com.br',2),('Diogo Andrade','da@residencia.com.br',2),('Manuela Botelho','mb@gmail.com',1),('Thiago Tavares','tt@residencia.com',2)," calcext:value-type="string">
            <text:p>insert into aluno (nome,email,turma) values('Ana Paula Silva','aps@residencia.com.br',1),('João Souza','js@residencia.com.br',1),('Maria Moreira','mm@residencia.com.br',1),('Daiane Costa','dc@residencia.com.br',2),('Guilherme Silva','gs@residencia.com.br',1),('Júlia Almeida','ja@residencia.com.br',2),('Diogo Andrade','da@residencia.com.br',2),('Manuela Botelho','mb@gmail.com',1),('Thiago Tavares','tt@residencia.com',2),</text:p>
          </table:table-cell>
          <table:table-cell table:number-columns-repeated="59"/>
        </table:table-row>
        <table:table-row table:style-name="ro1">
          <table:table-cell table:style-name="ce6" office:value-type="string" calcext:value-type="string">
            <text:p>João Pedro Carvalho</text:p>
          </table:table-cell>
          <table:table-cell table:style-name="ce6" office:value-type="string" calcext:value-type="string">
            <text:p>jpc@residencia.com.br</text:p>
          </table:table-cell>
          <table:table-cell table:style-name="ce6" office:value-type="float" office:value="1" calcext:value-type="float">
            <text:p>1</text:p>
          </table:table-cell>
          <table:table-cell table:formula="of:=&quot;('&quot;&amp;[.A18]&amp;&quot;','&quot;&amp;[.B18]&amp;&quot;',&quot;&amp;[.C18]&amp;&quot;)&quot;" office:value-type="string" office:string-value="('João Pedro Carvalho','jpc@residencia.com.br',1)" calcext:value-type="string">
            <text:p>('João Pedro Carvalho','jpc@residencia.com.br',1)</text:p>
          </table:table-cell>
          <table:table-cell table:formula="of:=[.E17]&amp;[.D18]" office:value-type="string" office:string-value="insert into aluno (nome,email,turma) values('Ana Paula Silva','aps@residencia.com.br',1),('João Souza','js@residencia.com.br',1),('Maria Moreira','mm@residencia.com.br',1),('Daiane Costa','dc@residencia.com.br',2),('Guilherme Silva','gs@residencia.com.br',1),('Júlia Almeida','ja@residencia.com.br',2),('Diogo Andrade','da@residencia.com.br',2),('Manuela Botelho','mb@gmail.com',1),('Thiago Tavares','tt@residencia.com',2),('João Pedro Carvalho','jpc@residencia.com.br',1)" calcext:value-type="string">
            <text:p>insert into aluno (nome,email,turma) values('Ana Paula Silva','aps@residencia.com.br',1),('João Souza','js@residencia.com.br',1),('Maria Moreira','mm@residencia.com.br',1),('Daiane Costa','dc@residencia.com.br',2),('Guilherme Silva','gs@residencia.com.br',1),('Júlia Almeida','ja@residencia.com.br',2),('Diogo Andrade','da@residencia.com.br',2),('Manuela Botelho','mb@gmail.com',1),('Thiago Tavares','tt@residencia.com',2),('João Pedro Carvalho','jpc@residencia.com.br',1)</text:p>
          </table:table-cell>
          <table:table-cell table:number-columns-repeated="59"/>
        </table:table-row>
        <table:table-row table:style-name="ro1">
          <table:table-cell table:style-name="ce7" table:number-columns-repeated="5"/>
          <table:table-cell table:number-columns-repeated="59"/>
        </table:table-row>
        <table:table-row table:style-name="ro1">
          <table:table-cell table:style-name="ce8" office:value-type="string" calcext:value-type="string" table:number-columns-spanned="5" table:number-rows-spanned="1">
            <text:p>Pauta</text:p>
          </table:table-cell>
          <table:covered-table-cell table:number-columns-repeated="4"/>
          <table:table-cell table:number-columns-repeated="59"/>
        </table:table-row>
        <table:table-row table:style-name="ro1">
          <table:table-cell table:style-name="ce9" office:value-type="string" calcext:value-type="string">
            <text:p>Aluno</text:p>
          </table:table-cell>
          <table:table-cell table:style-name="ce9" office:value-type="string" calcext:value-type="string">
            <text:p>Disciplina</text:p>
          </table:table-cell>
          <table:table-cell table:style-name="ce9" office:value-type="string" calcext:value-type="string">
            <text:p>Nota 1</text:p>
          </table:table-cell>
          <table:table-cell table:style-name="ce9" office:value-type="string" calcext:value-type="string">
            <text:p>Nota 2</text:p>
          </table:table-cell>
          <table:table-cell table:style-name="ce9" office:value-type="string" calcext:value-type="string">
            <text:p>Nota 3</text:p>
          </table:table-cell>
          <table:table-cell office:value-type="string" calcext:value-type="string">
            <text:p>insert into pauta(matricula, id_disciplina, avaliacao_1,avaliacao_2,avaliacao_3) values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Ana Paula Silva</text:p>
          </table:table-cell>
          <table:table-cell table:style-name="ce3" office:value-type="string" calcext:value-type="string">
            <text:p>Banco de dados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11" table:formula="of:=CONCATENATE(&quot;((select matricula from aluno where nome like '&quot;;[.A22];&quot;'), (select id_disciplina from disciplina where nome like '&quot;;[.B22];&quot;'), &quot;; [.C22];&quot;,&quot;;[.D22];&quot;,&quot;;[.E22];&quot;),&quot;)" office:value-type="string" office:string-value="((select matricula from aluno where nome like 'Ana Paula Silva'), (select id_disciplina from disciplina where nome like 'Banco de dados'), 10,9,10)," calcext:value-type="string">
            <text:p>((select matricula from aluno where nome like 'Ana Paula Silva'), (select id_disciplina from disciplina where nome like 'Banco de dados'), 10,9,10),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Ana Paula Silva</text:p>
          </table:table-cell>
          <table:table-cell table:style-name="ce3" office:value-type="string" calcext:value-type="string">
            <text:p>Lógica de programação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11" table:formula="of:=CONCATENATE(&quot;((select matricula from aluno where nome like '&quot;;[.A23];&quot;'), (select id_disciplina from disciplina where nome like '&quot;;[.B23];&quot;'), &quot;; [.C23];&quot;,&quot;;[.D23];&quot;,&quot;;[.E23];&quot;),&quot;)" office:value-type="string" office:string-value="((select matricula from aluno where nome like 'Ana Paula Silva'), (select id_disciplina from disciplina where nome like 'Lógica de programação'), 9,8,7)," calcext:value-type="string">
            <text:p>((select matricula from aluno where nome like 'Ana Paula Silva'), (select id_disciplina from disciplina where nome like 'Lógica de programação'), 9,8,7),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Ana Paula Silva</text:p>
          </table:table-cell>
          <table:table-cell table:style-name="ce3" office:value-type="string" calcext:value-type="string">
            <text:p>Programação backend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11" table:formula="of:=CONCATENATE(&quot;((select matricula from aluno where nome like '&quot;;[.A24];&quot;'), (select id_disciplina from disciplina where nome like '&quot;;[.B24];&quot;'), &quot;; [.C24];&quot;,&quot;;[.D24];&quot;,&quot;;[.E24];&quot;),&quot;)" office:value-type="string" office:string-value="((select matricula from aluno where nome like 'Ana Paula Silva'), (select id_disciplina from disciplina where nome like 'Programação backend'), 7,7,9)," calcext:value-type="string">
            <text:p>((select matricula from aluno where nome like 'Ana Paula Silva'), (select id_disciplina from disciplina where nome like 'Programação backend'), 7,7,9),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João Souza</text:p>
          </table:table-cell>
          <table:table-cell table:style-name="ce3" office:value-type="string" calcext:value-type="string">
            <text:p>Banco de dados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11" table:formula="of:=CONCATENATE(&quot;((select matricula from aluno where nome like '&quot;;[.A25];&quot;'), (select id_disciplina from disciplina where nome like '&quot;;[.B25];&quot;'), &quot;; [.C25];&quot;,&quot;;[.D25];&quot;,&quot;;[.E25];&quot;),&quot;)" office:value-type="string" office:string-value="((select matricula from aluno where nome like 'João Souza'), (select id_disciplina from disciplina where nome like 'Banco de dados'), 9,6,7)," calcext:value-type="string">
            <text:p>((select matricula from aluno where nome like 'João Souza'), (select id_disciplina from disciplina where nome like 'Banco de dados'), 9,6,7),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João Souza</text:p>
          </table:table-cell>
          <table:table-cell table:style-name="ce3" office:value-type="string" calcext:value-type="string">
            <text:p>Lógica de programação</text:p>
          </table:table-cell>
          <table:table-cell table:number-columns-repeated="3" table:style-name="ce3" office:value-type="float" office:value="10" calcext:value-type="float">
            <text:p>10</text:p>
          </table:table-cell>
          <table:table-cell table:style-name="ce11" table:formula="of:=CONCATENATE(&quot;((select matricula from aluno where nome like '&quot;;[.A26];&quot;'), (select id_disciplina from disciplina where nome like '&quot;;[.B26];&quot;'), &quot;; [.C26];&quot;,&quot;;[.D26];&quot;,&quot;;[.E26];&quot;),&quot;)" office:value-type="string" office:string-value="((select matricula from aluno where nome like 'João Souza'), (select id_disciplina from disciplina where nome like 'Lógica de programação'), 10,10,10)," calcext:value-type="string">
            <text:p>((select matricula from aluno where nome like 'João Souza'), (select id_disciplina from disciplina where nome like 'Lógica de programação'), 10,10,10),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João Souza</text:p>
          </table:table-cell>
          <table:table-cell table:style-name="ce3" office:value-type="string" calcext:value-type="string">
            <text:p>Programação backend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11" table:formula="of:=CONCATENATE(&quot;((select matricula from aluno where nome like '&quot;;[.A27];&quot;'), (select id_disciplina from disciplina where nome like '&quot;;[.B27];&quot;'), &quot;; [.C27];&quot;,&quot;;[.D27];&quot;,&quot;;[.E27];&quot;),&quot;)" office:value-type="string" office:string-value="((select matricula from aluno where nome like 'João Souza'), (select id_disciplina from disciplina where nome like 'Programação backend'), 9,8,9)," calcext:value-type="string">
            <text:p>((select matricula from aluno where nome like 'João Souza'), (select id_disciplina from disciplina where nome like 'Programação backend'), 9,8,9),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Maria Moreira</text:p>
          </table:table-cell>
          <table:table-cell table:style-name="ce3" office:value-type="string" calcext:value-type="string">
            <text:p>Banco de dados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11" table:formula="of:=CONCATENATE(&quot;((select matricula from aluno where nome like '&quot;;[.A28];&quot;'), (select id_disciplina from disciplina where nome like '&quot;;[.B28];&quot;'), &quot;; [.C28];&quot;,&quot;;[.D28];&quot;,&quot;;[.E28];&quot;),&quot;)" office:value-type="string" office:string-value="((select matricula from aluno where nome like 'Maria Moreira'), (select id_disciplina from disciplina where nome like 'Banco de dados'), 10,7,7)," calcext:value-type="string">
            <text:p>((select matricula from aluno where nome like 'Maria Moreira'), (select id_disciplina from disciplina where nome like 'Banco de dados'), 10,7,7),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Daiane Costa</text:p>
          </table:table-cell>
          <table:table-cell table:style-name="ce3" office:value-type="string" calcext:value-type="string">
            <text:p>Lógica de programação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11" table:formula="of:=CONCATENATE(&quot;((select matricula from aluno where nome like '&quot;;[.A29];&quot;'), (select id_disciplina from disciplina where nome like '&quot;;[.B29];&quot;'), &quot;; [.C29];&quot;,&quot;;[.D29];&quot;,&quot;;[.E29];&quot;),&quot;)" office:value-type="string" office:string-value="((select matricula from aluno where nome like 'Daiane Costa'), (select id_disciplina from disciplina where nome like 'Lógica de programação'), 8,6,9)," calcext:value-type="string">
            <text:p>((select matricula from aluno where nome like 'Daiane Costa'), (select id_disciplina from disciplina where nome like 'Lógica de programação'), 8,6,9),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Daiane Costa</text:p>
          </table:table-cell>
          <table:table-cell table:style-name="ce3" office:value-type="string" calcext:value-type="string">
            <text:p>Programação backend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11" table:formula="of:=CONCATENATE(&quot;((select matricula from aluno where nome like '&quot;;[.A30];&quot;'), (select id_disciplina from disciplina where nome like '&quot;;[.B30];&quot;'), &quot;; [.C30];&quot;,&quot;;[.D30];&quot;,&quot;;[.E30];&quot;),&quot;)" office:value-type="string" office:string-value="((select matricula from aluno where nome like 'Daiane Costa'), (select id_disciplina from disciplina where nome like 'Programação backend'), 6,6,8)," calcext:value-type="string">
            <text:p>((select matricula from aluno where nome like 'Daiane Costa'), (select id_disciplina from disciplina where nome like 'Programação backend'), 6,6,8),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Guilherme Silva</text:p>
          </table:table-cell>
          <table:table-cell table:style-name="ce3" office:value-type="string" calcext:value-type="string">
            <text:p>Programação backend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11" table:formula="of:=CONCATENATE(&quot;((select matricula from aluno where nome like '&quot;;[.A31];&quot;'), (select id_disciplina from disciplina where nome like '&quot;;[.B31];&quot;'), &quot;; [.C31];&quot;,&quot;;[.D31];&quot;,&quot;;[.E31];&quot;),&quot;)" office:value-type="string" office:string-value="((select matricula from aluno where nome like 'Guilherme Silva'), (select id_disciplina from disciplina where nome like 'Programação backend'), 8,6,9)," calcext:value-type="string">
            <text:p>((select matricula from aluno where nome like 'Guilherme Silva'), (select id_disciplina from disciplina where nome like 'Programação backend'), 8,6,9),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Diogo Andrade</text:p>
          </table:table-cell>
          <table:table-cell table:style-name="ce3" office:value-type="string" calcext:value-type="string">
            <text:p>Banco de dados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11" table:formula="of:=CONCATENATE(&quot;((select matricula from aluno where nome like '&quot;;[.A32];&quot;'), (select id_disciplina from disciplina where nome like '&quot;;[.B32];&quot;'), &quot;; [.C32];&quot;,&quot;;[.D32];&quot;,&quot;;[.E32];&quot;),&quot;)" office:value-type="string" office:string-value="((select matricula from aluno where nome like 'Diogo Andrade'), (select id_disciplina from disciplina where nome like 'Banco de dados'), 8,8,10)," calcext:value-type="string">
            <text:p>((select matricula from aluno where nome like 'Diogo Andrade'), (select id_disciplina from disciplina where nome like 'Banco de dados'), 8,8,10),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Manuela Botelho</text:p>
          </table:table-cell>
          <table:table-cell table:style-name="ce3" office:value-type="string" calcext:value-type="string">
            <text:p>Lógica de programação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11" table:formula="of:=CONCATENATE(&quot;((select matricula from aluno where nome like '&quot;;[.A33];&quot;'), (select id_disciplina from disciplina where nome like '&quot;;[.B33];&quot;'), &quot;; [.C33];&quot;,&quot;;[.D33];&quot;,&quot;;[.E33];&quot;),&quot;)" office:value-type="string" office:string-value="((select matricula from aluno where nome like 'Manuela Botelho'), (select id_disciplina from disciplina where nome like 'Lógica de programação'), 5,7,7)," calcext:value-type="string">
            <text:p>((select matricula from aluno where nome like 'Manuela Botelho'), (select id_disciplina from disciplina where nome like 'Lógica de programação'), 5,7,7),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Thiago Tavares</text:p>
          </table:table-cell>
          <table:table-cell table:style-name="ce3" office:value-type="string" calcext:value-type="string">
            <text:p>Programação backend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11" table:formula="of:=CONCATENATE(&quot;((select matricula from aluno where nome like '&quot;;[.A34];&quot;'), (select id_disciplina from disciplina where nome like '&quot;;[.B34];&quot;'), &quot;; [.C34];&quot;,&quot;;[.D34];&quot;,&quot;;[.E34];&quot;),&quot;)" office:value-type="string" office:string-value="((select matricula from aluno where nome like 'Thiago Tavares'), (select id_disciplina from disciplina where nome like 'Programação backend'), 5,5,4)," calcext:value-type="string">
            <text:p>((select matricula from aluno where nome like 'Thiago Tavares'), (select id_disciplina from disciplina where nome like 'Programação backend'), 5,5,4),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Thiago Tavares</text:p>
          </table:table-cell>
          <table:table-cell table:style-name="ce3" office:value-type="string" calcext:value-type="string">
            <text:p>Lógica de programação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11" table:formula="of:=CONCATENATE(&quot;((select matricula from aluno where nome like '&quot;;[.A35];&quot;'), (select id_disciplina from disciplina where nome like '&quot;;[.B35];&quot;'), &quot;; [.C35];&quot;,&quot;;[.D35];&quot;,&quot;;[.E35];&quot;),&quot;)" office:value-type="string" office:string-value="((select matricula from aluno where nome like 'Thiago Tavares'), (select id_disciplina from disciplina where nome like 'Lógica de programação'), 7,7,6)," calcext:value-type="string">
            <text:p>((select matricula from aluno where nome like 'Thiago Tavares'), (select id_disciplina from disciplina where nome like 'Lógica de programação'), 7,7,6),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João Pedro Carvalho</text:p>
          </table:table-cell>
          <table:table-cell table:style-name="ce3" office:value-type="string" calcext:value-type="string">
            <text:p>Banco de dados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11" table:formula="of:=CONCATENATE(&quot;((select matricula from aluno where nome like '&quot;;[.A36];&quot;'), (select id_disciplina from disciplina where nome like '&quot;;[.B36];&quot;'), &quot;; [.C36];&quot;,&quot;;[.D36];&quot;,&quot;;[.E36];&quot;)&quot;)" office:value-type="string" office:string-value="((select matricula from aluno where nome like 'João Pedro Carvalho'), (select id_disciplina from disciplina where nome like 'Banco de dados'), 5,5,2)" calcext:value-type="string">
            <text:p>((select matricula from aluno where nome like 'João Pedro Carvalho'), (select id_disciplina from disciplina where nome like 'Banco de dados'), 5,5,2)</text:p>
          </table:table-cell>
          <table:table-cell table:number-columns-repeated="58"/>
        </table:table-row>
        <table:table-row table:style-name="ro2" table:number-rows-repeated="1048539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9">00/00/0000</text:date>, <text:time style:data-style-name="N2" text:time-value="18:06:26.9566798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0.4$Linux_X86_64 LibreOffice_project/057fc023c990d676a43019934386b85b21a9ee99</meta:generator>
    <dc:date>2019-10-09T20:48:02.295071156</dc:date>
    <meta:editing-duration>PT2H26M24S</meta:editing-duration>
    <meta:editing-cycles>2</meta:editing-cycles>
    <meta:document-statistic meta:table-count="1" meta:cell-count="169" meta:object-count="0"/>
  </office:meta>
</office:document-meta>
</file>